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fo:break-before="page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table:align="left" style:writing-mode="lr-tb"/>
    </style:style>
    <style:style style:name="Table88pb" style:family="table">
      <style:table-properties fo:break-before="page" style:width="26.853cm" fo:margin-left="0cm" fo:margin-top="0cm" fo:margin-bottom="0cm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1" table:style-name="Table88pb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header-rows>
          <table:table-row table:style-name="Table89.1">
            <table:table-cell table:style-name="Table89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89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PageBreakClean"/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2" loext:marker-style-name="T1"/>
            <text:p text:style-name="P11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